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Impl.addVersionLabel( String versionName , String label , boolean 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getVersionable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mpl.getInternalVersionHis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Impl.getAll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removeVersionLabel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HistoryImpl.update(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mpl.getRoo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getVersionLabels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isSame( Item other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HistoryImpl.checkOwnVersion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mpl.merge( String srcWorkspace , boolean bestEff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mpl.getVersion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Impl.VersionHistoryImpl( ItemManager itemMgr , SessionImpl session , AbstractNod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mpl.hasVersionLabel( Version version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removeVersion( String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Impl.getVersionByLabel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HistoryImpl.hasVersion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Impl.getVersion( String ver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